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VARGAS CHUQUIYAURIE CELIA LUZMIL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5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VARGAS CHUQUIYAURIE CELIA LUZMIL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5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2200</text:p>
          </table:table-cell>
        </table:table-row>
        <table:table-row>
          <table:table-cell table:style-name="Tabla1.A2" office:value-type="float" office:value="0">
            <text:p text:style-name="P1">POLLO BB FR NEGRO:</text:p>
          </table:table-cell>
          <table:table-cell table:style-name="Tabla1.B9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6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5T20:25:29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